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8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GROPECUARIA DON FABIANO E.I.R.L.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ROPECUARIA DON FABIANO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9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ESONES PEREZ JIMMY POO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MOISES MORI HERRER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8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ACL-115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4:5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6:2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8T21:30:0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